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316.4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376.7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135.3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44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11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11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Source Han Sans CN Regular"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IC's" table:style-name="ta1"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  <table:table-cell table:style-name="ce8"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Package</text:p>
          </table:table-cell>
          <table:table-cell table:style-name="ce8" table:number-columns-repeated="1015"/>
        </table:table-row>
        <table:table-row table:style-name="ro1">
          <table:table-cell table:formula="of:=IF(ISBLANK([.D3]);&quot;&quot;;&quot;IC&quot;)" office:value-type="string" office:string-value="IC" calcext:value-type="string">
            <text:p>IC</text:p>
          </table:table-cell>
          <table:table-cell table:style-name="ce3" table:formula="of:=IF(ISBLANK([.$D3]);&quot;&quot;;1)" office:value-type="float" office:value="1" calcext:value-type="float">
            <text:p>000001</text:p>
          </table:table-cell>
          <table:table-cell table:formula="of:=CONCATENATE([.A3];TEXT([.B3];&quot;000000&quot;))" office:value-type="string" office:string-value="IC000001" calcext:value-type="string">
            <text:p>IC00000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25VF512</text:p>
          </table:table-cell>
          <table:table-cell table:style-name="ce5" office:value-type="string" calcext:value-type="string">
            <text:p>Microchip</text:p>
          </table:table-cell>
          <table:table-cell office:value-type="string" calcext:value-type="string">
            <text:p>SST25VF512</text:p>
          </table:table-cell>
          <table:table-cell office:value-type="string" calcext:value-type="string">
            <text:p>512 Kbit SPI Serial Flash, 20MHz clock</text:p>
          </table:table-cell>
          <table:table-cell table:number-columns-repeated="1016"/>
        </table:table-row>
        <table:table-row table:style-name="ro1">
          <table:table-cell table:formula="of:=IF(ISBLANK([.D4]);&quot;&quot;;[.$A$3])" office:value-type="string" office:string-value="IC" calcext:value-type="string">
            <text:p>IC</text:p>
          </table:table-cell>
          <table:table-cell table:style-name="ce3" table:formula="of:=IF(ISBLANK([.$D4]);&quot;&quot;;[.B3]+1)" office:value-type="float" office:value="2" calcext:value-type="float">
            <text:p>000002</text:p>
          </table:table-cell>
          <table:table-cell table:formula="of:=CONCATENATE([.A4];TEXT([.B4];&quot;000000&quot;))" office:value-type="string" office:string-value="IC000002" calcext:value-type="string">
            <text:p>IC00000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25VF512A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25VF512A</text:p>
          </table:table-cell>
          <table:table-cell office:value-type="string" calcext:value-type="string">
            <text:p>512 Kbit SPI Serial Flash, 33MHz clock</text:p>
          </table:table-cell>
          <table:table-cell table:number-columns-repeated="1016"/>
        </table:table-row>
        <table:table-row table:style-name="ro1">
          <table:table-cell table:formula="of:=IF(ISBLANK([.D5]);&quot;&quot;;[.$A$3])" office:value-type="string" office:string-value="IC" calcext:value-type="string">
            <text:p>IC</text:p>
          </table:table-cell>
          <table:table-cell table:style-name="ce3" table:formula="of:=IF(ISBLANK([.$D5]);&quot;&quot;;[.B4]+1)" office:value-type="float" office:value="3" calcext:value-type="float">
            <text:p>000003</text:p>
          </table:table-cell>
          <table:table-cell table:formula="of:=CONCATENATE([.A5];TEXT([.B5];&quot;000000&quot;))" office:value-type="string" office:string-value="IC000003" calcext:value-type="string">
            <text:p>IC00000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FEB2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FEB21</text:p>
          </table:table-cell>
          <table:table-cell office:value-type="string" calcext:value-type="string">
            <text:p>12 Bit Single Channel DAC</text:p>
          </table:table-cell>
          <table:table-cell table:number-columns-repeated="1016"/>
        </table:table-row>
        <table:table-row table:style-name="ro1">
          <table:table-cell table:formula="of:=IF(ISBLANK([.D6]);&quot;&quot;;[.$A$3])" office:value-type="string" office:string-value="IC" calcext:value-type="string">
            <text:p>IC</text:p>
          </table:table-cell>
          <table:table-cell table:style-name="ce3" table:formula="of:=IF(ISBLANK([.$D6]);&quot;&quot;;[.B5]+1)" office:value-type="float" office:value="4" calcext:value-type="float">
            <text:p>000004</text:p>
          </table:table-cell>
          <table:table-cell table:formula="of:=CONCATENATE([.A6];TEXT([.B6];&quot;000000&quot;))" office:value-type="string" office:string-value="IC000004" calcext:value-type="string">
            <text:p>IC00000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FEB2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7FEB21</text:p>
          </table:table-cell>
          <table:table-cell office:value-type="string" calcext:value-type="string">
            <text:p>12 Bit Dual Channel DAC</text:p>
          </table:table-cell>
          <table:table-cell table:number-columns-repeated="1016"/>
        </table:table-row>
        <table:table-row table:style-name="ro1">
          <table:table-cell table:formula="of:=IF(ISBLANK([.D7]);&quot;&quot;;[.$A$3])" office:value-type="string" office:string-value="IC" calcext:value-type="string">
            <text:p>IC</text:p>
          </table:table-cell>
          <table:table-cell table:style-name="ce3" table:formula="of:=IF(ISBLANK([.$D7]);&quot;&quot;;[.B6]+1)" office:value-type="float" office:value="5" calcext:value-type="float">
            <text:p>000005</text:p>
          </table:table-cell>
          <table:table-cell table:formula="of:=CONCATENATE([.A7];TEXT([.B7];&quot;000000&quot;))" office:value-type="string" office:string-value="IC000005" calcext:value-type="string">
            <text:p>IC000005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43</text:p>
          </table:table-cell>
          <table:table-cell office:value-type="string" calcext:value-type="string">
            <text:p>Farnell</text:p>
          </table:table-cell>
          <table:table-cell office:value-type="float" office:value="2514016" calcext:value-type="float">
            <text:p>2514016</text:p>
          </table:table-cell>
          <table:table-cell office:value-type="string" calcext:value-type="string">
            <text:p>Dual-Output Switch-Mode Regulator +5V to <text:span text:style-name="T1">±15V or ±12V</text:span></text:p>
          </table:table-cell>
          <table:table-cell table:number-columns-repeated="1016"/>
        </table:table-row>
        <table:table-row table:style-name="ro1">
          <table:table-cell table:formula="of:=IF(ISBLANK([.D8]);&quot;&quot;;[.$A$3])" office:value-type="string" office:string-value="IC" calcext:value-type="string">
            <text:p>IC</text:p>
          </table:table-cell>
          <table:table-cell table:style-name="ce3" table:formula="of:=IF(ISBLANK([.$D8]);&quot;&quot;;[.B7]+1)" office:value-type="float" office:value="6" calcext:value-type="float">
            <text:p>000006</text:p>
          </table:table-cell>
          <table:table-cell table:formula="of:=CONCATENATE([.A8];TEXT([.B8];&quot;000000&quot;))" office:value-type="string" office:string-value="IC000006" calcext:value-type="string">
            <text:p>IC000006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CA3130</text:p>
          </table:table-cell>
          <table:table-cell office:value-type="string" calcext:value-type="string">
            <text:p>Farnell</text:p>
          </table:table-cell>
          <table:table-cell office:value-type="float" office:value="1562025" calcext:value-type="float">
            <text:p>1562025</text:p>
          </table:table-cell>
          <table:table-cell office:value-type="string" calcext:value-type="string">
            <text:p>BiMOS Op Amp with MOSFET Input/ CMOS Output</text:p>
          </table:table-cell>
          <table:table-cell table:number-columns-repeated="1016"/>
        </table:table-row>
        <table:table-row table:style-name="ro1">
          <table:table-cell table:formula="of:=IF(ISBLANK([.D9]);&quot;&quot;;[.$A$3])" office:value-type="string" office:string-value="IC" calcext:value-type="string">
            <text:p>IC</text:p>
          </table:table-cell>
          <table:table-cell table:style-name="ce3" table:formula="of:=IF(ISBLANK([.$D9]);&quot;&quot;;[.B8]+1)" office:value-type="float" office:value="7" calcext:value-type="float">
            <text:p>000007</text:p>
          </table:table-cell>
          <table:table-cell table:formula="of:=CONCATENATE([.A9];TEXT([.B9];&quot;000000&quot;))" office:value-type="string" office:string-value="IC000007" calcext:value-type="string">
            <text:p>IC000007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AT4139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98-CAT4139TD-G</text:p>
          </table:table-cell>
          <table:table-cell office:value-type="string" calcext:value-type="string">
            <text:p>22V PWM Modulated LED Driver</text:p>
          </table:table-cell>
          <table:table-cell table:number-columns-repeated="1016"/>
        </table:table-row>
        <table:table-row table:style-name="ro1">
          <table:table-cell table:formula="of:=IF(ISBLANK([.D10]);&quot;&quot;;[.$A$3])" office:value-type="string" office:string-value="IC" calcext:value-type="string">
            <text:p>IC</text:p>
          </table:table-cell>
          <table:table-cell table:style-name="ce3" table:formula="of:=IF(ISBLANK([.$D10]);&quot;&quot;;[.B9]+1)" office:value-type="float" office:value="8" calcext:value-type="float">
            <text:p>000008</text:p>
          </table:table-cell>
          <table:table-cell table:formula="of:=CONCATENATE([.A10];TEXT([.B10];&quot;000000&quot;))" office:value-type="string" office:string-value="IC000008" calcext:value-type="string">
            <text:p>IC000008</text:p>
          </table:table-cell>
          <table:table-cell office:value-type="string" calcext:value-type="string">
            <text:p>Solomon Systech</text:p>
          </table:table-cell>
          <table:table-cell office:value-type="string" calcext:value-type="string">
            <text:p>SSD196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SSD1963</text:p>
          </table:table-cell>
          <table:table-cell/>
          <table:table-cell office:value-type="string" calcext:value-type="string">
            <text:p>LQFP128</text:p>
          </table:table-cell>
          <table:table-cell table:number-columns-repeated="1015"/>
        </table:table-row>
        <table:table-row table:style-name="ro1">
          <table:table-cell table:formula="of:=IF(ISBLANK([.D11]);&quot;&quot;;[.$A$3])">
            <text:p/>
          </table:table-cell>
          <table:table-cell table:style-name="ce3"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formula="of:=IF(ISBLANK([.D12]);&quot;&quot;;[.$A$3])">
            <text:p/>
          </table:table-cell>
          <table:table-cell table:style-name="ce3"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3]);&quot;&quot;;[.$A$3])">
            <text:p/>
          </table:table-cell>
          <table:table-cell table:style-name="ce3"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4]);&quot;&quot;;[.$A$3])">
            <text:p/>
          </table:table-cell>
          <table:table-cell table:style-name="ce3"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5]);&quot;&quot;;[.$A$3])">
            <text:p/>
          </table:table-cell>
          <table:table-cell table:style-name="ce3"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6]);&quot;&quot;;[.$A$3])">
            <text:p/>
          </table:table-cell>
          <table:table-cell table:style-name="ce3"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7]);&quot;&quot;;[.$A$3])">
            <text:p/>
          </table:table-cell>
          <table:table-cell table:style-name="ce3"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8]);&quot;&quot;;[.$A$3])">
            <text:p/>
          </table:table-cell>
          <table:table-cell table:style-name="ce3"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9]);&quot;&quot;;[.$A$3])">
            <text:p/>
          </table:table-cell>
          <table:table-cell table:style-name="ce3"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0]);&quot;&quot;;[.$A$3])">
            <text:p/>
          </table:table-cell>
          <table:table-cell table:style-name="ce3"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1]);&quot;&quot;;[.$A$3])">
            <text:p/>
          </table:table-cell>
          <table:table-cell table:style-name="ce3"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2]);&quot;&quot;;[.$A$3])">
            <text:p/>
          </table:table-cell>
          <table:table-cell table:style-name="ce3"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3]);&quot;&quot;;[.$A$3])">
            <text:p/>
          </table:table-cell>
          <table:table-cell table:style-name="ce3"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4]);&quot;&quot;;[.$A$3])">
            <text:p/>
          </table:table-cell>
          <table:table-cell table:style-name="ce3"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5]);&quot;&quot;;[.$A$3])">
            <text:p/>
          </table:table-cell>
          <table:table-cell table:style-name="ce3"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6]);&quot;&quot;;[.$A$3])">
            <text:p/>
          </table:table-cell>
          <table:table-cell table:style-name="ce3"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7]);&quot;&quot;;[.$A$3])">
            <text:p/>
          </table:table-cell>
          <table:table-cell table:style-name="ce3"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8]);&quot;&quot;;[.$A$3])">
            <text:p/>
          </table:table-cell>
          <table:table-cell table:style-name="ce3"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9]);&quot;&quot;;[.$A$3])">
            <text:p/>
          </table:table-cell>
          <table:table-cell table:style-name="ce3"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0]);&quot;&quot;;[.$A$3])">
            <text:p/>
          </table:table-cell>
          <table:table-cell table:style-name="ce3"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1]);&quot;&quot;;[.$A$3])">
            <text:p/>
          </table:table-cell>
          <table:table-cell table:style-name="ce3"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2]);&quot;&quot;;[.$A$3])">
            <text:p/>
          </table:table-cell>
          <table:table-cell table:style-name="ce3"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3]);&quot;&quot;;[.$A$3])">
            <text:p/>
          </table:table-cell>
          <table:table-cell table:style-name="ce3"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4]);&quot;&quot;;[.$A$3])">
            <text:p/>
          </table:table-cell>
          <table:table-cell table:style-name="ce3"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5]);&quot;&quot;;[.$A$3])">
            <text:p/>
          </table:table-cell>
          <table:table-cell table:style-name="ce3"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6]);&quot;&quot;;[.$A$3])">
            <text:p/>
          </table:table-cell>
          <table:table-cell table:style-name="ce3"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7]);&quot;&quot;;[.$A$3])">
            <text:p/>
          </table:table-cell>
          <table:table-cell table:style-name="ce3"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8]);&quot;&quot;;[.$A$3])">
            <text:p/>
          </table:table-cell>
          <table:table-cell table:style-name="ce3"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9]);&quot;&quot;;[.$A$3])">
            <text:p/>
          </table:table-cell>
          <table:table-cell table:style-name="ce3"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0]);&quot;&quot;;[.$A$3])">
            <text:p/>
          </table:table-cell>
          <table:table-cell table:style-name="ce3"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1]);&quot;&quot;;[.$A$3])">
            <text:p/>
          </table:table-cell>
          <table:table-cell table:style-name="ce3"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2]);&quot;&quot;;[.$A$3])">
            <text:p/>
          </table:table-cell>
          <table:table-cell table:style-name="ce3"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3]);&quot;&quot;;[.$A$3])">
            <text:p/>
          </table:table-cell>
          <table:table-cell table:style-name="ce3"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4]);&quot;&quot;;[.$A$3])">
            <text:p/>
          </table:table-cell>
          <table:table-cell table:style-name="ce3"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5]);&quot;&quot;;[.$A$3])">
            <text:p/>
          </table:table-cell>
          <table:table-cell table:style-name="ce3"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6]);&quot;&quot;;[.$A$3])">
            <text:p/>
          </table:table-cell>
          <table:table-cell table:style-name="ce3"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7]);&quot;&quot;;[.$A$3])">
            <text:p/>
          </table:table-cell>
          <table:table-cell table:style-name="ce3"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8]);&quot;&quot;;[.$A$3])">
            <text:p/>
          </table:table-cell>
          <table:table-cell table:style-name="ce3"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9]);&quot;&quot;;[.$A$3])">
            <text:p/>
          </table:table-cell>
          <table:table-cell table:style-name="ce3"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0]);&quot;&quot;;[.$A$3])">
            <text:p/>
          </table:table-cell>
          <table:table-cell table:style-name="ce3"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1]);&quot;&quot;;[.$A$3])">
            <text:p/>
          </table:table-cell>
          <table:table-cell table:style-name="ce3"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2]);&quot;&quot;;[.$A$3])">
            <text:p/>
          </table:table-cell>
          <table:table-cell table:style-name="ce3"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3]);&quot;&quot;;[.$A$3])">
            <text:p/>
          </table:table-cell>
          <table:table-cell table:style-name="ce3"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4]);&quot;&quot;;[.$A$3])">
            <text:p/>
          </table:table-cell>
          <table:table-cell table:style-name="ce3"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5]);&quot;&quot;;[.$A$3])">
            <text:p/>
          </table:table-cell>
          <table:table-cell table:style-name="ce3"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6]);&quot;&quot;;[.$A$3])">
            <text:p/>
          </table:table-cell>
          <table:table-cell table:style-name="ce3"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7]);&quot;&quot;;[.$A$3])">
            <text:p/>
          </table:table-cell>
          <table:table-cell table:style-name="ce3"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8]);&quot;&quot;;[.$A$3])">
            <text:p/>
          </table:table-cell>
          <table:table-cell table:style-name="ce3"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9]);&quot;&quot;;[.$A$3])">
            <text:p/>
          </table:table-cell>
          <table:table-cell table:style-name="ce3"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0]);&quot;&quot;;[.$A$3])">
            <text:p/>
          </table:table-cell>
          <table:table-cell table:style-name="ce3"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1]);&quot;&quot;;[.$A$3])">
            <text:p/>
          </table:table-cell>
          <table:table-cell table:style-name="ce3"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2]);&quot;&quot;;[.$A$3])">
            <text:p/>
          </table:table-cell>
          <table:table-cell table:style-name="ce3"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3]);&quot;&quot;;[.$A$3])">
            <text:p/>
          </table:table-cell>
          <table:table-cell table:style-name="ce3"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4]);&quot;&quot;;[.$A$3])">
            <text:p/>
          </table:table-cell>
          <table:table-cell table:style-name="ce3"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5]);&quot;&quot;;[.$A$3])">
            <text:p/>
          </table:table-cell>
          <table:table-cell table:style-name="ce3"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6]);&quot;&quot;;[.$A$3])">
            <text:p/>
          </table:table-cell>
          <table:table-cell table:style-name="ce3"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7]);&quot;&quot;;[.$A$3])">
            <text:p/>
          </table:table-cell>
          <table:table-cell table:style-name="ce3"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8]);&quot;&quot;;[.$A$3])">
            <text:p/>
          </table:table-cell>
          <table:table-cell table:style-name="ce3"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9]);&quot;&quot;;[.$A$3])">
            <text:p/>
          </table:table-cell>
          <table:table-cell table:style-name="ce3"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0]);&quot;&quot;;[.$A$3])">
            <text:p/>
          </table:table-cell>
          <table:table-cell table:style-name="ce3"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1]);&quot;&quot;;[.$A$3])">
            <text:p/>
          </table:table-cell>
          <table:table-cell table:style-name="ce3"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2]);&quot;&quot;;[.$A$3])">
            <text:p/>
          </table:table-cell>
          <table:table-cell table:style-name="ce3"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3]);&quot;&quot;;[.$A$3])">
            <text:p/>
          </table:table-cell>
          <table:table-cell table:style-name="ce3"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4]);&quot;&quot;;[.$A$3])">
            <text:p/>
          </table:table-cell>
          <table:table-cell table:style-name="ce3"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5]);&quot;&quot;;[.$A$3])">
            <text:p/>
          </table:table-cell>
          <table:table-cell table:style-name="ce3"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6]);&quot;&quot;;[.$A$3])">
            <text:p/>
          </table:table-cell>
          <table:table-cell table:style-name="ce3"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7]);&quot;&quot;;[.$A$3])">
            <text:p/>
          </table:table-cell>
          <table:table-cell table:style-name="ce3"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8]);&quot;&quot;;[.$A$3])">
            <text:p/>
          </table:table-cell>
          <table:table-cell table:style-name="ce3"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9]);&quot;&quot;;[.$A$3])">
            <text:p/>
          </table:table-cell>
          <table:table-cell table:style-name="ce3"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0]);&quot;&quot;;[.$A$3])">
            <text:p/>
          </table:table-cell>
          <table:table-cell table:style-name="ce3"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1]);&quot;&quot;;[.$A$3])">
            <text:p/>
          </table:table-cell>
          <table:table-cell table:style-name="ce3"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2]);&quot;&quot;;[.$A$3])">
            <text:p/>
          </table:table-cell>
          <table:table-cell table:style-name="ce3"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3]);&quot;&quot;;[.$A$3])">
            <text:p/>
          </table:table-cell>
          <table:table-cell table:style-name="ce3"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4]);&quot;&quot;;[.$A$3])">
            <text:p/>
          </table:table-cell>
          <table:table-cell table:style-name="ce3"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5]);&quot;&quot;;[.$A$3])">
            <text:p/>
          </table:table-cell>
          <table:table-cell table:style-name="ce3"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6]);&quot;&quot;;[.$A$3])">
            <text:p/>
          </table:table-cell>
          <table:table-cell table:style-name="ce3"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7]);&quot;&quot;;[.$A$3])">
            <text:p/>
          </table:table-cell>
          <table:table-cell table:style-name="ce3"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8]);&quot;&quot;;[.$A$3])">
            <text:p/>
          </table:table-cell>
          <table:table-cell table:style-name="ce3"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9]);&quot;&quot;;[.$A$3])">
            <text:p/>
          </table:table-cell>
          <table:table-cell table:style-name="ce3"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0]);&quot;&quot;;[.$A$3])">
            <text:p/>
          </table:table-cell>
          <table:table-cell table:style-name="ce3"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1]);&quot;&quot;;[.$A$3])">
            <text:p/>
          </table:table-cell>
          <table:table-cell table:style-name="ce3"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2]);&quot;&quot;;[.$A$3])">
            <text:p/>
          </table:table-cell>
          <table:table-cell table:style-name="ce3"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3]);&quot;&quot;;[.$A$3])">
            <text:p/>
          </table:table-cell>
          <table:table-cell table:style-name="ce3"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4]);&quot;&quot;;[.$A$3])">
            <text:p/>
          </table:table-cell>
          <table:table-cell table:style-name="ce3"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5]);&quot;&quot;;[.$A$3])">
            <text:p/>
          </table:table-cell>
          <table:table-cell table:style-name="ce3"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6]);&quot;&quot;;[.$A$3])">
            <text:p/>
          </table:table-cell>
          <table:table-cell table:style-name="ce3"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7]);&quot;&quot;;[.$A$3])">
            <text:p/>
          </table:table-cell>
          <table:table-cell table:style-name="ce3"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8]);&quot;&quot;;[.$A$3])">
            <text:p/>
          </table:table-cell>
          <table:table-cell table:style-name="ce3"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9]);&quot;&quot;;[.$A$3])">
            <text:p/>
          </table:table-cell>
          <table:table-cell table:style-name="ce3"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00]);&quot;&quot;;[.$A$3])">
            <text:p/>
          </table:table-cell>
          <table:table-cell table:style-name="ce3"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istor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table:formula="of:=IF(ISBLANK([.D3]);&quot;&quot;;&quot;Q&quot;)">
            <text:p/>
          </table:table-cell>
          <table:table-cell table:formula="of:=IF(ISBLANK([.$D3]);&quot;&quot;;1)">
            <text:p/>
          </table:table-cell>
          <table:table-cell table:formula="of:=CONCATENATE([.A3];TEXT([.B3];&quot;000000&quot;))">
            <text:p/>
          </table:table-cell>
          <table:table-cell table:number-columns-repeated="2"/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formula="of:=IF(ISBLANK([.D4]);&quot;&quot;;[.$A$3])">
            <text:p/>
          </table:table-cell>
          <table:table-cell table:formula="of:=IF(ISBLANK([.$D4]);&quot;&quot;;[.B3]+1)">
            <text:p/>
          </table:table-cell>
          <table:table-cell table:formula="of:=CONCATENATE([.A4];TEXT([.B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]);&quot;&quot;;[.$A$3])">
            <text:p/>
          </table:table-cell>
          <table:table-cell table:formula="of:=IF(ISBLANK([.$D5]);&quot;&quot;;[.B4]+1)">
            <text:p/>
          </table:table-cell>
          <table:table-cell table:formula="of:=CONCATENATE([.A5];TEXT([.B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]);&quot;&quot;;[.$A$3])">
            <text:p/>
          </table:table-cell>
          <table:table-cell table:formula="of:=IF(ISBLANK([.$D6]);&quot;&quot;;[.B5]+1)">
            <text:p/>
          </table:table-cell>
          <table:table-cell table:formula="of:=CONCATENATE([.A6];TEXT([.B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[.B7]+1)">
            <text:p/>
          </table:table-cell>
          <table:table-cell table:formula="of:=CONCATENATE([.A8];TEXT([.B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4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4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4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4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4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4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4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4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4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4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4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4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4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4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4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4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4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4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4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4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4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4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4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4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4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4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4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4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4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4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4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4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4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4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4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4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4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4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4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4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4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4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4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4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4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4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4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4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4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4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4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4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4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4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4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4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4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4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4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4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4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4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4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4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4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4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4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4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4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4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4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4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4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4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4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4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4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4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4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4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4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4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4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4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0]);&quot;&quot;;[.$A$3])">
            <text:p/>
          </table:table-cell>
          <table:table-cell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4"/>
        </table:table-row>
      </table:table>
      <table:table table:name="Diode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table:formula="of:=IF(ISBLANK([.D3]);&quot;&quot;;&quot;D&quot;)">
            <text:p/>
          </table:table-cell>
          <table:table-cell table:formula="of:=IF(ISBLANK([.$D3]);&quot;&quot;;1)">
            <text:p/>
          </table:table-cell>
          <table:table-cell table:formula="of:=CONCATENATE([.A3];TEXT([.B3];&quot;000000&quot;))">
            <text:p/>
          </table:table-cell>
          <table:table-cell table:number-columns-repeated="2"/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formula="of:=IF(ISBLANK([.D4]);&quot;&quot;;[.$A$3])">
            <text:p/>
          </table:table-cell>
          <table:table-cell table:formula="of:=IF(ISBLANK([.$D4]);&quot;&quot;;[.B3]+1)">
            <text:p/>
          </table:table-cell>
          <table:table-cell table:formula="of:=CONCATENATE([.A4];TEXT([.B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]);&quot;&quot;;[.$A$3])">
            <text:p/>
          </table:table-cell>
          <table:table-cell table:formula="of:=IF(ISBLANK([.$D5]);&quot;&quot;;[.B4]+1)">
            <text:p/>
          </table:table-cell>
          <table:table-cell table:formula="of:=CONCATENATE([.A5];TEXT([.B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]);&quot;&quot;;[.$A$3])">
            <text:p/>
          </table:table-cell>
          <table:table-cell table:formula="of:=IF(ISBLANK([.$D6]);&quot;&quot;;[.B5]+1)">
            <text:p/>
          </table:table-cell>
          <table:table-cell table:formula="of:=CONCATENATE([.A6];TEXT([.B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[.B7]+1)">
            <text:p/>
          </table:table-cell>
          <table:table-cell table:formula="of:=CONCATENATE([.A8];TEXT([.B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4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4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4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4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4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4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4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4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4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4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4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4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4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4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4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4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4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4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4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4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4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4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4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4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4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4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4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4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4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4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4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4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4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4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4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4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4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4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4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4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4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4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4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4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4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4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4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4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4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4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4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4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4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4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4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4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4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4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4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4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4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4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4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4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4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4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4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4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4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4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4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4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4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4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4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4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4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4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4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4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4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4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4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4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0]);&quot;&quot;;[.$A$3])">
            <text:p/>
          </table:table-cell>
          <table:table-cell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4"/>
        </table:table-row>
      </table:table>
      <table:table table:name="Capacitor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table:formula="of:=IF(ISBLANK([.D3]);&quot;&quot;;&quot;C&quot;)">
            <text:p/>
          </table:table-cell>
          <table:table-cell table:formula="of:=IF(ISBLANK([.$D3]);&quot;&quot;;1)">
            <text:p/>
          </table:table-cell>
          <table:table-cell table:formula="of:=CONCATENATE([.A3];TEXT([.B3];&quot;000000&quot;))">
            <text:p/>
          </table:table-cell>
          <table:table-cell table:number-columns-repeated="2"/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formula="of:=IF(ISBLANK([.D4]);&quot;&quot;;[.$A$3])">
            <text:p/>
          </table:table-cell>
          <table:table-cell table:formula="of:=IF(ISBLANK([.$D4]);&quot;&quot;;[.B3]+1)">
            <text:p/>
          </table:table-cell>
          <table:table-cell table:formula="of:=CONCATENATE([.A4];TEXT([.B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]);&quot;&quot;;[.$A$3])">
            <text:p/>
          </table:table-cell>
          <table:table-cell table:formula="of:=IF(ISBLANK([.$D5]);&quot;&quot;;[.B4]+1)">
            <text:p/>
          </table:table-cell>
          <table:table-cell table:formula="of:=CONCATENATE([.A5];TEXT([.B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]);&quot;&quot;;[.$A$3])">
            <text:p/>
          </table:table-cell>
          <table:table-cell table:formula="of:=IF(ISBLANK([.$D6]);&quot;&quot;;[.B5]+1)">
            <text:p/>
          </table:table-cell>
          <table:table-cell table:formula="of:=CONCATENATE([.A6];TEXT([.B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[.B7]+1)">
            <text:p/>
          </table:table-cell>
          <table:table-cell table:formula="of:=CONCATENATE([.A8];TEXT([.B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4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4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4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4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4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4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4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4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4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4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4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4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4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4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4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4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4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4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4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4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4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4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4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4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4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4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4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4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4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4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4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4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4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4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4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4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4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4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4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4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4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4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4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4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4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4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4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4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4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4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4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4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4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4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4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4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4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4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4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4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4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4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4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4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4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4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4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4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4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4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4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4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4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4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4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4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4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4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4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4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4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4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4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4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0]);&quot;&quot;;[.$A$3])">
            <text:p/>
          </table:table-cell>
          <table:table-cell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4"/>
        </table:table-row>
      </table:table>
      <table:table table:name="Resistor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table:formula="of:=IF(ISBLANK([.D3]);&quot;&quot;;&quot;R&quot;)">
            <text:p/>
          </table:table-cell>
          <table:table-cell table:formula="of:=IF(ISBLANK([.$D3]);&quot;&quot;;1)">
            <text:p/>
          </table:table-cell>
          <table:table-cell table:formula="of:=CONCATENATE([.A3];TEXT([.B3];&quot;000000&quot;))">
            <text:p/>
          </table:table-cell>
          <table:table-cell table:number-columns-repeated="2"/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table:formula="of:=IF(ISBLANK([.D4]);&quot;&quot;;[.$A$3])">
            <text:p/>
          </table:table-cell>
          <table:table-cell table:formula="of:=IF(ISBLANK([.$D4]);&quot;&quot;;[.B3]+1)">
            <text:p/>
          </table:table-cell>
          <table:table-cell table:formula="of:=CONCATENATE([.A4];TEXT([.B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]);&quot;&quot;;[.$A$3])">
            <text:p/>
          </table:table-cell>
          <table:table-cell table:formula="of:=IF(ISBLANK([.$D5]);&quot;&quot;;[.B4]+1)">
            <text:p/>
          </table:table-cell>
          <table:table-cell table:formula="of:=CONCATENATE([.A5];TEXT([.B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]);&quot;&quot;;[.$A$3])">
            <text:p/>
          </table:table-cell>
          <table:table-cell table:formula="of:=IF(ISBLANK([.$D6]);&quot;&quot;;[.B5]+1)">
            <text:p/>
          </table:table-cell>
          <table:table-cell table:formula="of:=CONCATENATE([.A6];TEXT([.B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[.B7]+1)">
            <text:p/>
          </table:table-cell>
          <table:table-cell table:formula="of:=CONCATENATE([.A8];TEXT([.B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4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4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4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4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4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4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4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4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4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4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4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4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4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4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4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4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4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4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4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4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4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4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4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4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4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4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4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4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4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4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4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4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4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4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4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4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4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4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4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4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4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4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4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4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4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4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4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4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4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4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4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4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4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4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4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4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4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4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4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4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4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4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4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4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4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4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4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4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4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4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4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4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4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4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4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4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4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4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4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4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4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4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4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4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4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4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4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4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4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4"/>
        </table:table-row>
        <table:table-row table:style-name="ro1">
          <table:table-cell table:formula="of:=IF(ISBLANK([.D100]);&quot;&quot;;[.$A$3])">
            <text:p/>
          </table:table-cell>
          <table:table-cell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4"/>
        </table:table-row>
      </table:table>
      <table:table table:name="Inductor" table:style-name="ta1">
        <table:table-column table:style-name="co1" table:visibility="collapse" table:default-cell-style-name="Default"/>
        <table:table-column table:style-name="co1" table:visibility="collapse" table:default-cell-style-name="ce3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Description</text:p>
          </table:table-cell>
        </table:table-row>
        <table:table-row table:style-name="ro2">
          <table:table-cell table:formula="of:=IF(ISBLANK([.D3]);&quot;&quot;;&quot;L&quot;)" office:value-type="string" office:string-value="L" calcext:value-type="string">
            <text:p>L</text:p>
          </table:table-cell>
          <table:table-cell table:formula="of:=IF(ISBLANK([.$D3]);&quot;&quot;;1)" office:value-type="float" office:value="1" calcext:value-type="float">
            <text:p>000001</text:p>
          </table:table-cell>
          <table:table-cell table:formula="of:=CONCATENATE([.A3];TEXT([.B3];&quot;000000&quot;))" office:value-type="string" office:string-value="L000001" calcext:value-type="string">
            <text:p>L000001</text:p>
          </table:table-cell>
          <table:table-cell office:value-type="string" calcext:value-type="string">
            <text:p>Wurth</text:p>
          </table:table-cell>
          <table:table-cell/>
          <table:table-cell office:value-type="string" calcext:value-type="string">
            <text:p>RS Components</text:p>
          </table:table-cell>
          <table:table-cell table:number-columns-repeated="4"/>
          <table:table-cell table:style-name="ce9" office:value-type="string" calcext:value-type="string">
            <text:p>WE-TPC Series Type 3816 Shielded Wire-wound SMD Inductor with a Ferrite Core, 22 μH ±30% Wire-Wound 510mA Idc</text:p>
          </table:table-cell>
        </table:table-row>
        <table:table-row table:style-name="ro1">
          <table:table-cell table:formula="of:=IF(ISBLANK([.D4]);&quot;&quot;;[.$A$3])">
            <text:p/>
          </table:table-cell>
          <table:table-cell table:formula="of:=IF(ISBLANK([.$D4]);&quot;&quot;;[.B3]+1)">
            <text:p/>
          </table:table-cell>
          <table:table-cell table:formula="of:=CONCATENATE([.A4];TEXT([.B4];&quot;000000&quot;))">
            <text:p/>
          </table:table-cell>
          <table:table-cell table:number-columns-repeated="8"/>
        </table:table-row>
        <table:table-row table:style-name="ro1">
          <table:table-cell table:formula="of:=IF(ISBLANK([.D5]);&quot;&quot;;[.$A$3])">
            <text:p/>
          </table:table-cell>
          <table:table-cell table:formula="of:=IF(ISBLANK([.$D5]);&quot;&quot;;[.B4]+1)">
            <text:p/>
          </table:table-cell>
          <table:table-cell table:formula="of:=CONCATENATE([.A5];TEXT([.B5];&quot;000000&quot;))">
            <text:p/>
          </table:table-cell>
          <table:table-cell table:number-columns-repeated="8"/>
        </table:table-row>
        <table:table-row table:style-name="ro1">
          <table:table-cell table:formula="of:=IF(ISBLANK([.D6]);&quot;&quot;;[.$A$3])">
            <text:p/>
          </table:table-cell>
          <table:table-cell table:formula="of:=IF(ISBLANK([.$D6]);&quot;&quot;;[.B5]+1)">
            <text:p/>
          </table:table-cell>
          <table:table-cell table:formula="of:=CONCATENATE([.A6];TEXT([.B6];&quot;000000&quot;))">
            <text:p/>
          </table:table-cell>
          <table:table-cell table:number-columns-repeated="8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8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[.B7]+1)">
            <text:p/>
          </table:table-cell>
          <table:table-cell table:formula="of:=CONCATENATE([.A8];TEXT([.B8];&quot;000000&quot;))">
            <text:p/>
          </table:table-cell>
          <table:table-cell table:number-columns-repeated="8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8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8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8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8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8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8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8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8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8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8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8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8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8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8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8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8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8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8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8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8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8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8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8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8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8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8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8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8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8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8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8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8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8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8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8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8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8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8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8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8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8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8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8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8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8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8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8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8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8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8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8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8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8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8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8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8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8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8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8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8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8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8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8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8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8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8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8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8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8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8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8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8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8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8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8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8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8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8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8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8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8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8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8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8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8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8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8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8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8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8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8"/>
        </table:table-row>
        <table:table-row table:style-name="ro1">
          <table:table-cell table:formula="of:=IF(ISBLANK([.D100]);&quot;&quot;;[.$A$3])">
            <text:p/>
          </table:table-cell>
          <table:table-cell table:formula="of:=IF(ISBLANK([.$D100]);&quot;&quot;;[.B99]+1)">
            <text:p/>
          </table:table-cell>
          <table:table-cell table:formula="of:=CONCATENATE([.A100];TEXT([.B100];&quot;000000&quot;))">
            <text:p/>
          </table:table-cell>
          <table:table-cell table:number-columns-repeated="8"/>
        </table:table-row>
      </table:table>
      <table:table table:name="Connectors" table:style-name="ta1">
        <table:table-column table:style-name="co1" table:visibility="collapse" table:default-cell-style-name="Default"/>
        <table:table-column table:style-name="co1" table:visibility="collapse" table:default-cell-style-name="ce3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6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nal</text:p>
          </table:table-cell>
          <table:covered-table-cell table:style-name="ce2"/>
          <table:covered-table-cell table:style-name="ce4"/>
          <table:table-cell table:style-name="ce4"/>
          <table:table-cell table:style-name="ce4" office:value-type="string" calcext:value-type="string">
            <text:p>Part</text:p>
          </table:table-cell>
          <table:table-cell table:style-name="ce4"/>
          <table:table-cell table:style-name="ce4" office:value-type="string" calcext:value-type="string">
            <text:p>Part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art Number</text:p>
          </table:table-cell>
          <table:covered-table-cell table:style-name="ce2"/>
          <table:covered-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ins</text:p>
          </table:table-cell>
          <table:table-cell table:style-name="ce4" office:value-type="string" calcext:value-type="string">
            <text:p>Polarity</text:p>
          </table:table-cell>
          <table:table-cell table:style-name="ce4" office:value-type="string" calcext:value-type="string">
            <text:p>Mounting</text:p>
          </table:table-cell>
          <table:table-cell table:style-name="ce4" office:value-type="string" calcext:value-type="string">
            <text:p>Shell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Information</text:p>
          </table:table-cell>
          <table:table-cell table:style-name="ce4" table:number-columns-repeated="1010"/>
        </table:table-row>
        <table:table-row table:style-name="ro1">
          <table:table-cell table:formula="of:=IF(ISBLANK([.D3]);&quot;&quot;;&quot;CON&quot;)" office:value-type="string" office:string-value="CON" calcext:value-type="string">
            <text:p>CON</text:p>
          </table:table-cell>
          <table:table-cell table:formula="of:=IF(ISBLANK([.$D3]);&quot;&quot;;1)" office:value-type="float" office:value="1" calcext:value-type="float">
            <text:p>000001</text:p>
          </table:table-cell>
          <table:table-cell table:formula="of:=CONCATENATE([.A3];TEXT([.B3];&quot;000000&quot;))" office:value-type="string" office:string-value="CON000001" calcext:value-type="string">
            <text:p>CON000001</text:p>
          </table:table-cell>
          <table:table-cell office:value-type="string" calcext:value-type="string">
            <text:p>Amp-TE Connectivity</text:p>
          </table:table-cell>
          <table:table-cell office:value-type="string" calcext:value-type="string">
            <text:p>5747250-4</text:p>
          </table:table-cell>
          <table:table-cell office:value-type="string" calcext:value-type="string">
            <text:p>Farnell</text:p>
          </table:table-cell>
          <table:table-cell office:value-type="float" office:value="1653990" calcext:value-type="float">
            <text:p>1653990</text:p>
          </table:table-cell>
          <table:table-cell office:value-type="string" calcext:value-type="string">
            <text:p>D-Su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etal Body</text:p>
          </table:table-cell>
          <table:table-cell office:value-type="string" calcext:value-type="string">
            <text:p>Amplimite HD-20</text:p>
          </table:table-cell>
          <table:table-cell table:number-columns-repeated="1011"/>
        </table:table-row>
        <table:table-row table:style-name="ro1">
          <table:table-cell table:formula="of:=IF(ISBLANK([.D4]);&quot;&quot;;[.$A$3])" office:value-type="string" office:string-value="CON" calcext:value-type="string">
            <text:p>CON</text:p>
          </table:table-cell>
          <table:table-cell table:formula="of:=IF(ISBLANK([.$D4]);&quot;&quot;;[.B3]+1)" office:value-type="float" office:value="2" calcext:value-type="float">
            <text:p>000002</text:p>
          </table:table-cell>
          <table:table-cell table:formula="of:=CONCATENATE([.A4];TEXT([.B4];&quot;000000&quot;))" office:value-type="string" office:string-value="CON000002" calcext:value-type="string">
            <text:p>CON000002</text:p>
          </table:table-cell>
          <table:table-cell office:value-type="string" calcext:value-type="string">
            <text:p>Cambdenboss</text:p>
          </table:table-cell>
          <table:table-cell office:value-type="string" calcext:value-type="string">
            <text:p>CTB0502/6</text:p>
          </table:table-cell>
          <table:table-cell office:value-type="string" calcext:value-type="string">
            <text:p>Farnell</text:p>
          </table:table-cell>
          <table:table-cell office:value-type="float" office:value="2493624" calcext:value-type="float">
            <text:p>2493624</text:p>
          </table:table-cell>
          <table:table-cell table:number-columns-repeated="1017"/>
        </table:table-row>
        <table:table-row table:style-name="ro1">
          <table:table-cell table:formula="of:=IF(ISBLANK([.D5]);&quot;&quot;;[.$A$3])" office:value-type="string" office:string-value="CON" calcext:value-type="string">
            <text:p>CON</text:p>
          </table:table-cell>
          <table:table-cell table:formula="of:=IF(ISBLANK([.$D5]);&quot;&quot;;[.B4]+1)" office:value-type="float" office:value="3" calcext:value-type="float">
            <text:p>000003</text:p>
          </table:table-cell>
          <table:table-cell table:formula="of:=CONCATENATE([.A5];TEXT([.B5];&quot;000000&quot;))" office:value-type="string" office:string-value="CON000003" calcext:value-type="string">
            <text:p>CON000003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Farnell</text:p>
          </table:table-cell>
          <table:table-cell table:number-columns-repeated="1018"/>
        </table:table-row>
        <table:table-row table:style-name="ro1">
          <table:table-cell table:formula="of:=IF(ISBLANK([.D6]);&quot;&quot;;[.$A$3])" office:value-type="string" office:string-value="CON" calcext:value-type="string">
            <text:p>CON</text:p>
          </table:table-cell>
          <table:table-cell table:formula="of:=IF(ISBLANK([.$D6]);&quot;&quot;;[.B5]+1)" office:value-type="float" office:value="4" calcext:value-type="float">
            <text:p>000004</text:p>
          </table:table-cell>
          <table:table-cell table:formula="of:=CONCATENATE([.A6];TEXT([.B6];&quot;000000&quot;))" office:value-type="string" office:string-value="CON000004" calcext:value-type="string">
            <text:p>CON000004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2B-BHSS-1-TB(LF)(SN)</text:p>
          </table:table-cell>
          <table:table-cell office:value-type="string" calcext:value-type="string">
            <text:p>Farnell</text:p>
          </table:table-cell>
          <table:table-cell office:value-type="float" office:value="2399341" calcext:value-type="float">
            <text:p>2399341</text:p>
          </table:table-cell>
          <table:table-cell office:value-type="string" calcext:value-type="string">
            <text:p>Wire-to-board</text:p>
          </table:table-cell>
          <table:table-cell table:number-columns-repeated="5"/>
          <table:table-cell table:style-name="ce9" office:value-type="string" calcext:value-type="string">
            <text:p>Wire-To-Board Connector, 3.5 mm, 2 Contacts, Header, BHS</text:p>
          </table:table-cell>
          <table:table-cell table:number-columns-repeated="1010"/>
        </table:table-row>
        <table:table-row table:style-name="ro1">
          <table:table-cell table:formula="of:=IF(ISBLANK([.D7]);&quot;&quot;;[.$A$3])">
            <text:p/>
          </table:table-cell>
          <table:table-cell table:formula="of:=IF(ISBLANK([.$D7]);&quot;&quot;;[.B6]+1)">
            <text:p/>
          </table:table-cell>
          <table:table-cell table:formula="of:=CONCATENATE([.A7];TEXT([.B7];&quot;000000&quot;))">
            <text:p/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1">
          <table:table-cell table:formula="of:=IF(ISBLANK([.D8]);&quot;&quot;;[.$A$3])">
            <text:p/>
          </table:table-cell>
          <table:table-cell table:formula="of:=IF(ISBLANK([.$D8]);&quot;&quot;;#REF!+1)">
            <text:p/>
          </table:table-cell>
          <table:table-cell table:formula="of:=CONCATENATE([.A8];TEXT([.B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]);&quot;&quot;;[.$A$3])">
            <text:p/>
          </table:table-cell>
          <table:table-cell table:formula="of:=IF(ISBLANK([.$D9]);&quot;&quot;;[.B8]+1)">
            <text:p/>
          </table:table-cell>
          <table:table-cell table:formula="of:=CONCATENATE([.A9];TEXT([.B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0]);&quot;&quot;;[.$A$3])">
            <text:p/>
          </table:table-cell>
          <table:table-cell table:formula="of:=IF(ISBLANK([.$D10]);&quot;&quot;;[.B9]+1)">
            <text:p/>
          </table:table-cell>
          <table:table-cell table:formula="of:=CONCATENATE([.A10];TEXT([.B10];&quot;000000&quot;))">
            <text:p/>
          </table:table-cell>
          <table:table-cell table:number-columns-repeated="9"/>
          <table:table-cell table:style-name="ce1" table:number-columns-spanned="3" table:number-rows-spanned="1"/>
          <table:covered-table-cell table:style-name="ce2"/>
          <table:covered-table-cell table:style-name="ce4"/>
          <table:table-cell table:style-name="ce4" table:number-columns-repeated="4"/>
          <table:table-cell table:number-columns-repeated="1005"/>
        </table:table-row>
        <table:table-row table:style-name="ro1">
          <table:table-cell table:formula="of:=IF(ISBLANK([.D11]);&quot;&quot;;[.$A$3])">
            <text:p/>
          </table:table-cell>
          <table:table-cell table:formula="of:=IF(ISBLANK([.$D11]);&quot;&quot;;[.B10]+1)">
            <text:p/>
          </table:table-cell>
          <table:table-cell table:formula="of:=CONCATENATE([.A11];TEXT([.B11];&quot;000000&quot;))">
            <text:p/>
          </table:table-cell>
          <table:table-cell table:number-columns-repeated="9"/>
          <table:table-cell table:style-name="ce1" table:number-columns-spanned="3" table:number-rows-spanned="1"/>
          <table:covered-table-cell table:style-name="ce2"/>
          <table:covered-table-cell table:style-name="ce4"/>
          <table:table-cell table:style-name="ce4" table:number-columns-repeated="4"/>
          <table:table-cell table:number-columns-repeated="1005"/>
        </table:table-row>
        <table:table-row table:style-name="ro1">
          <table:table-cell table:formula="of:=IF(ISBLANK([.D12]);&quot;&quot;;[.$A$3])">
            <text:p/>
          </table:table-cell>
          <table:table-cell table:formula="of:=IF(ISBLANK([.$D12]);&quot;&quot;;[.B11]+1)">
            <text:p/>
          </table:table-cell>
          <table:table-cell table:formula="of:=CONCATENATE([.A12];TEXT([.B12];&quot;000000&quot;))">
            <text:p/>
          </table:table-cell>
          <table:table-cell table:number-columns-repeated="10"/>
          <table:table-cell table:style-name="ce3"/>
          <table:table-cell table:number-columns-repeated="1010"/>
        </table:table-row>
        <table:table-row table:style-name="ro1">
          <table:table-cell table:formula="of:=IF(ISBLANK([.D13]);&quot;&quot;;[.$A$3])">
            <text:p/>
          </table:table-cell>
          <table:table-cell table:formula="of:=IF(ISBLANK([.$D13]);&quot;&quot;;[.B12]+1)">
            <text:p/>
          </table:table-cell>
          <table:table-cell table:formula="of:=CONCATENATE([.A13];TEXT([.B13];&quot;000000&quot;))">
            <text:p/>
          </table:table-cell>
          <table:table-cell table:number-columns-repeated="10"/>
          <table:table-cell table:style-name="ce3"/>
          <table:table-cell table:number-columns-repeated="1010"/>
        </table:table-row>
        <table:table-row table:style-name="ro1">
          <table:table-cell table:formula="of:=IF(ISBLANK([.D14]);&quot;&quot;;[.$A$3])">
            <text:p/>
          </table:table-cell>
          <table:table-cell table:formula="of:=IF(ISBLANK([.$D14]);&quot;&quot;;[.B13]+1)">
            <text:p/>
          </table:table-cell>
          <table:table-cell table:formula="of:=CONCATENATE([.A14];TEXT([.B14];&quot;000000&quot;))">
            <text:p/>
          </table:table-cell>
          <table:table-cell table:number-columns-repeated="10"/>
          <table:table-cell table:style-name="ce3"/>
          <table:table-cell table:number-columns-repeated="1010"/>
        </table:table-row>
        <table:table-row table:style-name="ro1">
          <table:table-cell table:formula="of:=IF(ISBLANK([.D15]);&quot;&quot;;[.$A$3])">
            <text:p/>
          </table:table-cell>
          <table:table-cell table:formula="of:=IF(ISBLANK([.$D15]);&quot;&quot;;[.B14]+1)">
            <text:p/>
          </table:table-cell>
          <table:table-cell table:formula="of:=CONCATENATE([.A15];TEXT([.B15];&quot;000000&quot;))">
            <text:p/>
          </table:table-cell>
          <table:table-cell table:number-columns-repeated="9"/>
          <table:table-cell table:formula="of:=IF(ISBLANK([.P15]);&quot;&quot;;&quot;CON&quot;)">
            <text:p/>
          </table:table-cell>
          <table:table-cell table:style-name="ce3" table:formula="of:=IF(ISBLANK([.$D15]);&quot;&quot;;[.N14]+1)">
            <text:p/>
          </table:table-cell>
          <table:table-cell table:formula="of:=CONCATENATE([.M15];TEXT([.N15];&quot;000000&quot;))">
            <text:p/>
          </table:table-cell>
          <table:table-cell table:number-columns-repeated="1009"/>
        </table:table-row>
        <table:table-row table:style-name="ro1">
          <table:table-cell table:formula="of:=IF(ISBLANK([.D16]);&quot;&quot;;[.$A$3])">
            <text:p/>
          </table:table-cell>
          <table:table-cell table:formula="of:=IF(ISBLANK([.$D16]);&quot;&quot;;[.B15]+1)">
            <text:p/>
          </table:table-cell>
          <table:table-cell table:formula="of:=CONCATENATE([.A16];TEXT([.B1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7]);&quot;&quot;;[.$A$3])">
            <text:p/>
          </table:table-cell>
          <table:table-cell table:formula="of:=IF(ISBLANK([.$D17]);&quot;&quot;;[.B16]+1)">
            <text:p/>
          </table:table-cell>
          <table:table-cell table:formula="of:=CONCATENATE([.A17];TEXT([.B1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8]);&quot;&quot;;[.$A$3])">
            <text:p/>
          </table:table-cell>
          <table:table-cell table:formula="of:=IF(ISBLANK([.$D18]);&quot;&quot;;[.B17]+1)">
            <text:p/>
          </table:table-cell>
          <table:table-cell table:formula="of:=CONCATENATE([.A18];TEXT([.B1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19]);&quot;&quot;;[.$A$3])">
            <text:p/>
          </table:table-cell>
          <table:table-cell table:formula="of:=IF(ISBLANK([.$D19]);&quot;&quot;;[.B18]+1)">
            <text:p/>
          </table:table-cell>
          <table:table-cell table:formula="of:=CONCATENATE([.A19];TEXT([.B1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0]);&quot;&quot;;[.$A$3])">
            <text:p/>
          </table:table-cell>
          <table:table-cell table:formula="of:=IF(ISBLANK([.$D20]);&quot;&quot;;[.B19]+1)">
            <text:p/>
          </table:table-cell>
          <table:table-cell table:formula="of:=CONCATENATE([.A20];TEXT([.B2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1]);&quot;&quot;;[.$A$3])">
            <text:p/>
          </table:table-cell>
          <table:table-cell table:formula="of:=IF(ISBLANK([.$D21]);&quot;&quot;;[.B20]+1)">
            <text:p/>
          </table:table-cell>
          <table:table-cell table:formula="of:=CONCATENATE([.A21];TEXT([.B2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2]);&quot;&quot;;[.$A$3])">
            <text:p/>
          </table:table-cell>
          <table:table-cell table:formula="of:=IF(ISBLANK([.$D22]);&quot;&quot;;[.B21]+1)">
            <text:p/>
          </table:table-cell>
          <table:table-cell table:formula="of:=CONCATENATE([.A22];TEXT([.B2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3]);&quot;&quot;;[.$A$3])">
            <text:p/>
          </table:table-cell>
          <table:table-cell table:formula="of:=IF(ISBLANK([.$D23]);&quot;&quot;;[.B22]+1)">
            <text:p/>
          </table:table-cell>
          <table:table-cell table:formula="of:=CONCATENATE([.A23];TEXT([.B2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4]);&quot;&quot;;[.$A$3])">
            <text:p/>
          </table:table-cell>
          <table:table-cell table:formula="of:=IF(ISBLANK([.$D24]);&quot;&quot;;[.B23]+1)">
            <text:p/>
          </table:table-cell>
          <table:table-cell table:formula="of:=CONCATENATE([.A24];TEXT([.B2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5]);&quot;&quot;;[.$A$3])">
            <text:p/>
          </table:table-cell>
          <table:table-cell table:formula="of:=IF(ISBLANK([.$D25]);&quot;&quot;;[.B24]+1)">
            <text:p/>
          </table:table-cell>
          <table:table-cell table:formula="of:=CONCATENATE([.A25];TEXT([.B2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6]);&quot;&quot;;[.$A$3])">
            <text:p/>
          </table:table-cell>
          <table:table-cell table:formula="of:=IF(ISBLANK([.$D26]);&quot;&quot;;[.B25]+1)">
            <text:p/>
          </table:table-cell>
          <table:table-cell table:formula="of:=CONCATENATE([.A26];TEXT([.B2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7]);&quot;&quot;;[.$A$3])">
            <text:p/>
          </table:table-cell>
          <table:table-cell table:formula="of:=IF(ISBLANK([.$D27]);&quot;&quot;;[.B26]+1)">
            <text:p/>
          </table:table-cell>
          <table:table-cell table:formula="of:=CONCATENATE([.A27];TEXT([.B2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8]);&quot;&quot;;[.$A$3])">
            <text:p/>
          </table:table-cell>
          <table:table-cell table:formula="of:=IF(ISBLANK([.$D28]);&quot;&quot;;[.B27]+1)">
            <text:p/>
          </table:table-cell>
          <table:table-cell table:formula="of:=CONCATENATE([.A28];TEXT([.B2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29]);&quot;&quot;;[.$A$3])">
            <text:p/>
          </table:table-cell>
          <table:table-cell table:formula="of:=IF(ISBLANK([.$D29]);&quot;&quot;;[.B28]+1)">
            <text:p/>
          </table:table-cell>
          <table:table-cell table:formula="of:=CONCATENATE([.A29];TEXT([.B2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0]);&quot;&quot;;[.$A$3])">
            <text:p/>
          </table:table-cell>
          <table:table-cell table:formula="of:=IF(ISBLANK([.$D30]);&quot;&quot;;[.B29]+1)">
            <text:p/>
          </table:table-cell>
          <table:table-cell table:formula="of:=CONCATENATE([.A30];TEXT([.B3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1]);&quot;&quot;;[.$A$3])">
            <text:p/>
          </table:table-cell>
          <table:table-cell table:formula="of:=IF(ISBLANK([.$D31]);&quot;&quot;;[.B30]+1)">
            <text:p/>
          </table:table-cell>
          <table:table-cell table:formula="of:=CONCATENATE([.A31];TEXT([.B3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2]);&quot;&quot;;[.$A$3])">
            <text:p/>
          </table:table-cell>
          <table:table-cell table:formula="of:=IF(ISBLANK([.$D32]);&quot;&quot;;[.B31]+1)">
            <text:p/>
          </table:table-cell>
          <table:table-cell table:formula="of:=CONCATENATE([.A32];TEXT([.B3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3]);&quot;&quot;;[.$A$3])">
            <text:p/>
          </table:table-cell>
          <table:table-cell table:formula="of:=IF(ISBLANK([.$D33]);&quot;&quot;;[.B32]+1)">
            <text:p/>
          </table:table-cell>
          <table:table-cell table:formula="of:=CONCATENATE([.A33];TEXT([.B3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4]);&quot;&quot;;[.$A$3])">
            <text:p/>
          </table:table-cell>
          <table:table-cell table:formula="of:=IF(ISBLANK([.$D34]);&quot;&quot;;[.B33]+1)">
            <text:p/>
          </table:table-cell>
          <table:table-cell table:formula="of:=CONCATENATE([.A34];TEXT([.B3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5]);&quot;&quot;;[.$A$3])">
            <text:p/>
          </table:table-cell>
          <table:table-cell table:formula="of:=IF(ISBLANK([.$D35]);&quot;&quot;;[.B34]+1)">
            <text:p/>
          </table:table-cell>
          <table:table-cell table:formula="of:=CONCATENATE([.A35];TEXT([.B3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6]);&quot;&quot;;[.$A$3])">
            <text:p/>
          </table:table-cell>
          <table:table-cell table:formula="of:=IF(ISBLANK([.$D36]);&quot;&quot;;[.B35]+1)">
            <text:p/>
          </table:table-cell>
          <table:table-cell table:formula="of:=CONCATENATE([.A36];TEXT([.B3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7]);&quot;&quot;;[.$A$3])">
            <text:p/>
          </table:table-cell>
          <table:table-cell table:formula="of:=IF(ISBLANK([.$D37]);&quot;&quot;;[.B36]+1)">
            <text:p/>
          </table:table-cell>
          <table:table-cell table:formula="of:=CONCATENATE([.A37];TEXT([.B3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8]);&quot;&quot;;[.$A$3])">
            <text:p/>
          </table:table-cell>
          <table:table-cell table:formula="of:=IF(ISBLANK([.$D38]);&quot;&quot;;[.B37]+1)">
            <text:p/>
          </table:table-cell>
          <table:table-cell table:formula="of:=CONCATENATE([.A38];TEXT([.B3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39]);&quot;&quot;;[.$A$3])">
            <text:p/>
          </table:table-cell>
          <table:table-cell table:formula="of:=IF(ISBLANK([.$D39]);&quot;&quot;;[.B38]+1)">
            <text:p/>
          </table:table-cell>
          <table:table-cell table:formula="of:=CONCATENATE([.A39];TEXT([.B3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0]);&quot;&quot;;[.$A$3])">
            <text:p/>
          </table:table-cell>
          <table:table-cell table:formula="of:=IF(ISBLANK([.$D40]);&quot;&quot;;[.B39]+1)">
            <text:p/>
          </table:table-cell>
          <table:table-cell table:formula="of:=CONCATENATE([.A40];TEXT([.B4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1]);&quot;&quot;;[.$A$3])">
            <text:p/>
          </table:table-cell>
          <table:table-cell table:formula="of:=IF(ISBLANK([.$D41]);&quot;&quot;;[.B40]+1)">
            <text:p/>
          </table:table-cell>
          <table:table-cell table:formula="of:=CONCATENATE([.A41];TEXT([.B4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2]);&quot;&quot;;[.$A$3])">
            <text:p/>
          </table:table-cell>
          <table:table-cell table:formula="of:=IF(ISBLANK([.$D42]);&quot;&quot;;[.B41]+1)">
            <text:p/>
          </table:table-cell>
          <table:table-cell table:formula="of:=CONCATENATE([.A42];TEXT([.B4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3]);&quot;&quot;;[.$A$3])">
            <text:p/>
          </table:table-cell>
          <table:table-cell table:formula="of:=IF(ISBLANK([.$D43]);&quot;&quot;;[.B42]+1)">
            <text:p/>
          </table:table-cell>
          <table:table-cell table:formula="of:=CONCATENATE([.A43];TEXT([.B4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4]);&quot;&quot;;[.$A$3])">
            <text:p/>
          </table:table-cell>
          <table:table-cell table:formula="of:=IF(ISBLANK([.$D44]);&quot;&quot;;[.B43]+1)">
            <text:p/>
          </table:table-cell>
          <table:table-cell table:formula="of:=CONCATENATE([.A44];TEXT([.B4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5]);&quot;&quot;;[.$A$3])">
            <text:p/>
          </table:table-cell>
          <table:table-cell table:formula="of:=IF(ISBLANK([.$D45]);&quot;&quot;;[.B44]+1)">
            <text:p/>
          </table:table-cell>
          <table:table-cell table:formula="of:=CONCATENATE([.A45];TEXT([.B4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6]);&quot;&quot;;[.$A$3])">
            <text:p/>
          </table:table-cell>
          <table:table-cell table:formula="of:=IF(ISBLANK([.$D46]);&quot;&quot;;[.B45]+1)">
            <text:p/>
          </table:table-cell>
          <table:table-cell table:formula="of:=CONCATENATE([.A46];TEXT([.B4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7]);&quot;&quot;;[.$A$3])">
            <text:p/>
          </table:table-cell>
          <table:table-cell table:formula="of:=IF(ISBLANK([.$D47]);&quot;&quot;;[.B46]+1)">
            <text:p/>
          </table:table-cell>
          <table:table-cell table:formula="of:=CONCATENATE([.A47];TEXT([.B4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8]);&quot;&quot;;[.$A$3])">
            <text:p/>
          </table:table-cell>
          <table:table-cell table:formula="of:=IF(ISBLANK([.$D48]);&quot;&quot;;[.B47]+1)">
            <text:p/>
          </table:table-cell>
          <table:table-cell table:formula="of:=CONCATENATE([.A48];TEXT([.B4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49]);&quot;&quot;;[.$A$3])">
            <text:p/>
          </table:table-cell>
          <table:table-cell table:formula="of:=IF(ISBLANK([.$D49]);&quot;&quot;;[.B48]+1)">
            <text:p/>
          </table:table-cell>
          <table:table-cell table:formula="of:=CONCATENATE([.A49];TEXT([.B4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0]);&quot;&quot;;[.$A$3])">
            <text:p/>
          </table:table-cell>
          <table:table-cell table:formula="of:=IF(ISBLANK([.$D50]);&quot;&quot;;[.B49]+1)">
            <text:p/>
          </table:table-cell>
          <table:table-cell table:formula="of:=CONCATENATE([.A50];TEXT([.B5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1]);&quot;&quot;;[.$A$3])">
            <text:p/>
          </table:table-cell>
          <table:table-cell table:formula="of:=IF(ISBLANK([.$D51]);&quot;&quot;;[.B50]+1)">
            <text:p/>
          </table:table-cell>
          <table:table-cell table:formula="of:=CONCATENATE([.A51];TEXT([.B5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2]);&quot;&quot;;[.$A$3])">
            <text:p/>
          </table:table-cell>
          <table:table-cell table:formula="of:=IF(ISBLANK([.$D52]);&quot;&quot;;[.B51]+1)">
            <text:p/>
          </table:table-cell>
          <table:table-cell table:formula="of:=CONCATENATE([.A52];TEXT([.B5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3]);&quot;&quot;;[.$A$3])">
            <text:p/>
          </table:table-cell>
          <table:table-cell table:formula="of:=IF(ISBLANK([.$D53]);&quot;&quot;;[.B52]+1)">
            <text:p/>
          </table:table-cell>
          <table:table-cell table:formula="of:=CONCATENATE([.A53];TEXT([.B5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4]);&quot;&quot;;[.$A$3])">
            <text:p/>
          </table:table-cell>
          <table:table-cell table:formula="of:=IF(ISBLANK([.$D54]);&quot;&quot;;[.B53]+1)">
            <text:p/>
          </table:table-cell>
          <table:table-cell table:formula="of:=CONCATENATE([.A54];TEXT([.B5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5]);&quot;&quot;;[.$A$3])">
            <text:p/>
          </table:table-cell>
          <table:table-cell table:formula="of:=IF(ISBLANK([.$D55]);&quot;&quot;;[.B54]+1)">
            <text:p/>
          </table:table-cell>
          <table:table-cell table:formula="of:=CONCATENATE([.A55];TEXT([.B5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6]);&quot;&quot;;[.$A$3])">
            <text:p/>
          </table:table-cell>
          <table:table-cell table:formula="of:=IF(ISBLANK([.$D56]);&quot;&quot;;[.B55]+1)">
            <text:p/>
          </table:table-cell>
          <table:table-cell table:formula="of:=CONCATENATE([.A56];TEXT([.B5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7]);&quot;&quot;;[.$A$3])">
            <text:p/>
          </table:table-cell>
          <table:table-cell table:formula="of:=IF(ISBLANK([.$D57]);&quot;&quot;;[.B56]+1)">
            <text:p/>
          </table:table-cell>
          <table:table-cell table:formula="of:=CONCATENATE([.A57];TEXT([.B5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8]);&quot;&quot;;[.$A$3])">
            <text:p/>
          </table:table-cell>
          <table:table-cell table:formula="of:=IF(ISBLANK([.$D58]);&quot;&quot;;[.B57]+1)">
            <text:p/>
          </table:table-cell>
          <table:table-cell table:formula="of:=CONCATENATE([.A58];TEXT([.B5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59]);&quot;&quot;;[.$A$3])">
            <text:p/>
          </table:table-cell>
          <table:table-cell table:formula="of:=IF(ISBLANK([.$D59]);&quot;&quot;;[.B58]+1)">
            <text:p/>
          </table:table-cell>
          <table:table-cell table:formula="of:=CONCATENATE([.A59];TEXT([.B5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0]);&quot;&quot;;[.$A$3])">
            <text:p/>
          </table:table-cell>
          <table:table-cell table:formula="of:=IF(ISBLANK([.$D60]);&quot;&quot;;[.B59]+1)">
            <text:p/>
          </table:table-cell>
          <table:table-cell table:formula="of:=CONCATENATE([.A60];TEXT([.B6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1]);&quot;&quot;;[.$A$3])">
            <text:p/>
          </table:table-cell>
          <table:table-cell table:formula="of:=IF(ISBLANK([.$D61]);&quot;&quot;;[.B60]+1)">
            <text:p/>
          </table:table-cell>
          <table:table-cell table:formula="of:=CONCATENATE([.A61];TEXT([.B6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2]);&quot;&quot;;[.$A$3])">
            <text:p/>
          </table:table-cell>
          <table:table-cell table:formula="of:=IF(ISBLANK([.$D62]);&quot;&quot;;[.B61]+1)">
            <text:p/>
          </table:table-cell>
          <table:table-cell table:formula="of:=CONCATENATE([.A62];TEXT([.B6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3]);&quot;&quot;;[.$A$3])">
            <text:p/>
          </table:table-cell>
          <table:table-cell table:formula="of:=IF(ISBLANK([.$D63]);&quot;&quot;;[.B62]+1)">
            <text:p/>
          </table:table-cell>
          <table:table-cell table:formula="of:=CONCATENATE([.A63];TEXT([.B6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4]);&quot;&quot;;[.$A$3])">
            <text:p/>
          </table:table-cell>
          <table:table-cell table:formula="of:=IF(ISBLANK([.$D64]);&quot;&quot;;[.B63]+1)">
            <text:p/>
          </table:table-cell>
          <table:table-cell table:formula="of:=CONCATENATE([.A64];TEXT([.B6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5]);&quot;&quot;;[.$A$3])">
            <text:p/>
          </table:table-cell>
          <table:table-cell table:formula="of:=IF(ISBLANK([.$D65]);&quot;&quot;;[.B64]+1)">
            <text:p/>
          </table:table-cell>
          <table:table-cell table:formula="of:=CONCATENATE([.A65];TEXT([.B6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6]);&quot;&quot;;[.$A$3])">
            <text:p/>
          </table:table-cell>
          <table:table-cell table:formula="of:=IF(ISBLANK([.$D66]);&quot;&quot;;[.B65]+1)">
            <text:p/>
          </table:table-cell>
          <table:table-cell table:formula="of:=CONCATENATE([.A66];TEXT([.B6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7]);&quot;&quot;;[.$A$3])">
            <text:p/>
          </table:table-cell>
          <table:table-cell table:formula="of:=IF(ISBLANK([.$D67]);&quot;&quot;;[.B66]+1)">
            <text:p/>
          </table:table-cell>
          <table:table-cell table:formula="of:=CONCATENATE([.A67];TEXT([.B6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8]);&quot;&quot;;[.$A$3])">
            <text:p/>
          </table:table-cell>
          <table:table-cell table:formula="of:=IF(ISBLANK([.$D68]);&quot;&quot;;[.B67]+1)">
            <text:p/>
          </table:table-cell>
          <table:table-cell table:formula="of:=CONCATENATE([.A68];TEXT([.B6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69]);&quot;&quot;;[.$A$3])">
            <text:p/>
          </table:table-cell>
          <table:table-cell table:formula="of:=IF(ISBLANK([.$D69]);&quot;&quot;;[.B68]+1)">
            <text:p/>
          </table:table-cell>
          <table:table-cell table:formula="of:=CONCATENATE([.A69];TEXT([.B6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0]);&quot;&quot;;[.$A$3])">
            <text:p/>
          </table:table-cell>
          <table:table-cell table:formula="of:=IF(ISBLANK([.$D70]);&quot;&quot;;[.B69]+1)">
            <text:p/>
          </table:table-cell>
          <table:table-cell table:formula="of:=CONCATENATE([.A70];TEXT([.B7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1]);&quot;&quot;;[.$A$3])">
            <text:p/>
          </table:table-cell>
          <table:table-cell table:formula="of:=IF(ISBLANK([.$D71]);&quot;&quot;;[.B70]+1)">
            <text:p/>
          </table:table-cell>
          <table:table-cell table:formula="of:=CONCATENATE([.A71];TEXT([.B7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2]);&quot;&quot;;[.$A$3])">
            <text:p/>
          </table:table-cell>
          <table:table-cell table:formula="of:=IF(ISBLANK([.$D72]);&quot;&quot;;[.B71]+1)">
            <text:p/>
          </table:table-cell>
          <table:table-cell table:formula="of:=CONCATENATE([.A72];TEXT([.B7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3]);&quot;&quot;;[.$A$3])">
            <text:p/>
          </table:table-cell>
          <table:table-cell table:formula="of:=IF(ISBLANK([.$D73]);&quot;&quot;;[.B72]+1)">
            <text:p/>
          </table:table-cell>
          <table:table-cell table:formula="of:=CONCATENATE([.A73];TEXT([.B7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4]);&quot;&quot;;[.$A$3])">
            <text:p/>
          </table:table-cell>
          <table:table-cell table:formula="of:=IF(ISBLANK([.$D74]);&quot;&quot;;[.B73]+1)">
            <text:p/>
          </table:table-cell>
          <table:table-cell table:formula="of:=CONCATENATE([.A74];TEXT([.B7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5]);&quot;&quot;;[.$A$3])">
            <text:p/>
          </table:table-cell>
          <table:table-cell table:formula="of:=IF(ISBLANK([.$D75]);&quot;&quot;;[.B74]+1)">
            <text:p/>
          </table:table-cell>
          <table:table-cell table:formula="of:=CONCATENATE([.A75];TEXT([.B7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6]);&quot;&quot;;[.$A$3])">
            <text:p/>
          </table:table-cell>
          <table:table-cell table:formula="of:=IF(ISBLANK([.$D76]);&quot;&quot;;[.B75]+1)">
            <text:p/>
          </table:table-cell>
          <table:table-cell table:formula="of:=CONCATENATE([.A76];TEXT([.B7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7]);&quot;&quot;;[.$A$3])">
            <text:p/>
          </table:table-cell>
          <table:table-cell table:formula="of:=IF(ISBLANK([.$D77]);&quot;&quot;;[.B76]+1)">
            <text:p/>
          </table:table-cell>
          <table:table-cell table:formula="of:=CONCATENATE([.A77];TEXT([.B7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8]);&quot;&quot;;[.$A$3])">
            <text:p/>
          </table:table-cell>
          <table:table-cell table:formula="of:=IF(ISBLANK([.$D78]);&quot;&quot;;[.B77]+1)">
            <text:p/>
          </table:table-cell>
          <table:table-cell table:formula="of:=CONCATENATE([.A78];TEXT([.B7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79]);&quot;&quot;;[.$A$3])">
            <text:p/>
          </table:table-cell>
          <table:table-cell table:formula="of:=IF(ISBLANK([.$D79]);&quot;&quot;;[.B78]+1)">
            <text:p/>
          </table:table-cell>
          <table:table-cell table:formula="of:=CONCATENATE([.A79];TEXT([.B7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0]);&quot;&quot;;[.$A$3])">
            <text:p/>
          </table:table-cell>
          <table:table-cell table:formula="of:=IF(ISBLANK([.$D80]);&quot;&quot;;[.B79]+1)">
            <text:p/>
          </table:table-cell>
          <table:table-cell table:formula="of:=CONCATENATE([.A80];TEXT([.B8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1]);&quot;&quot;;[.$A$3])">
            <text:p/>
          </table:table-cell>
          <table:table-cell table:formula="of:=IF(ISBLANK([.$D81]);&quot;&quot;;[.B80]+1)">
            <text:p/>
          </table:table-cell>
          <table:table-cell table:formula="of:=CONCATENATE([.A81];TEXT([.B8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2]);&quot;&quot;;[.$A$3])">
            <text:p/>
          </table:table-cell>
          <table:table-cell table:formula="of:=IF(ISBLANK([.$D82]);&quot;&quot;;[.B81]+1)">
            <text:p/>
          </table:table-cell>
          <table:table-cell table:formula="of:=CONCATENATE([.A82];TEXT([.B8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3]);&quot;&quot;;[.$A$3])">
            <text:p/>
          </table:table-cell>
          <table:table-cell table:formula="of:=IF(ISBLANK([.$D83]);&quot;&quot;;[.B82]+1)">
            <text:p/>
          </table:table-cell>
          <table:table-cell table:formula="of:=CONCATENATE([.A83];TEXT([.B8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4]);&quot;&quot;;[.$A$3])">
            <text:p/>
          </table:table-cell>
          <table:table-cell table:formula="of:=IF(ISBLANK([.$D84]);&quot;&quot;;[.B83]+1)">
            <text:p/>
          </table:table-cell>
          <table:table-cell table:formula="of:=CONCATENATE([.A84];TEXT([.B8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5]);&quot;&quot;;[.$A$3])">
            <text:p/>
          </table:table-cell>
          <table:table-cell table:formula="of:=IF(ISBLANK([.$D85]);&quot;&quot;;[.B84]+1)">
            <text:p/>
          </table:table-cell>
          <table:table-cell table:formula="of:=CONCATENATE([.A85];TEXT([.B8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6]);&quot;&quot;;[.$A$3])">
            <text:p/>
          </table:table-cell>
          <table:table-cell table:formula="of:=IF(ISBLANK([.$D86]);&quot;&quot;;[.B85]+1)">
            <text:p/>
          </table:table-cell>
          <table:table-cell table:formula="of:=CONCATENATE([.A86];TEXT([.B8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7]);&quot;&quot;;[.$A$3])">
            <text:p/>
          </table:table-cell>
          <table:table-cell table:formula="of:=IF(ISBLANK([.$D87]);&quot;&quot;;[.B86]+1)">
            <text:p/>
          </table:table-cell>
          <table:table-cell table:formula="of:=CONCATENATE([.A87];TEXT([.B8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8]);&quot;&quot;;[.$A$3])">
            <text:p/>
          </table:table-cell>
          <table:table-cell table:formula="of:=IF(ISBLANK([.$D88]);&quot;&quot;;[.B87]+1)">
            <text:p/>
          </table:table-cell>
          <table:table-cell table:formula="of:=CONCATENATE([.A88];TEXT([.B8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89]);&quot;&quot;;[.$A$3])">
            <text:p/>
          </table:table-cell>
          <table:table-cell table:formula="of:=IF(ISBLANK([.$D89]);&quot;&quot;;[.B88]+1)">
            <text:p/>
          </table:table-cell>
          <table:table-cell table:formula="of:=CONCATENATE([.A89];TEXT([.B89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0]);&quot;&quot;;[.$A$3])">
            <text:p/>
          </table:table-cell>
          <table:table-cell table:formula="of:=IF(ISBLANK([.$D90]);&quot;&quot;;[.B89]+1)">
            <text:p/>
          </table:table-cell>
          <table:table-cell table:formula="of:=CONCATENATE([.A90];TEXT([.B90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1]);&quot;&quot;;[.$A$3])">
            <text:p/>
          </table:table-cell>
          <table:table-cell table:formula="of:=IF(ISBLANK([.$D91]);&quot;&quot;;[.B90]+1)">
            <text:p/>
          </table:table-cell>
          <table:table-cell table:formula="of:=CONCATENATE([.A91];TEXT([.B91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2]);&quot;&quot;;[.$A$3])">
            <text:p/>
          </table:table-cell>
          <table:table-cell table:formula="of:=IF(ISBLANK([.$D92]);&quot;&quot;;[.B91]+1)">
            <text:p/>
          </table:table-cell>
          <table:table-cell table:formula="of:=CONCATENATE([.A92];TEXT([.B92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3]);&quot;&quot;;[.$A$3])">
            <text:p/>
          </table:table-cell>
          <table:table-cell table:formula="of:=IF(ISBLANK([.$D93]);&quot;&quot;;[.B92]+1)">
            <text:p/>
          </table:table-cell>
          <table:table-cell table:formula="of:=CONCATENATE([.A93];TEXT([.B93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4]);&quot;&quot;;[.$A$3])">
            <text:p/>
          </table:table-cell>
          <table:table-cell table:formula="of:=IF(ISBLANK([.$D94]);&quot;&quot;;[.B93]+1)">
            <text:p/>
          </table:table-cell>
          <table:table-cell table:formula="of:=CONCATENATE([.A94];TEXT([.B94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5]);&quot;&quot;;[.$A$3])">
            <text:p/>
          </table:table-cell>
          <table:table-cell table:formula="of:=IF(ISBLANK([.$D95]);&quot;&quot;;[.B94]+1)">
            <text:p/>
          </table:table-cell>
          <table:table-cell table:formula="of:=CONCATENATE([.A95];TEXT([.B95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6]);&quot;&quot;;[.$A$3])">
            <text:p/>
          </table:table-cell>
          <table:table-cell table:formula="of:=IF(ISBLANK([.$D96]);&quot;&quot;;[.B95]+1)">
            <text:p/>
          </table:table-cell>
          <table:table-cell table:formula="of:=CONCATENATE([.A96];TEXT([.B96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7]);&quot;&quot;;[.$A$3])">
            <text:p/>
          </table:table-cell>
          <table:table-cell table:formula="of:=IF(ISBLANK([.$D97]);&quot;&quot;;[.B96]+1)">
            <text:p/>
          </table:table-cell>
          <table:table-cell table:formula="of:=CONCATENATE([.A97];TEXT([.B97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8]);&quot;&quot;;[.$A$3])">
            <text:p/>
          </table:table-cell>
          <table:table-cell table:formula="of:=IF(ISBLANK([.$D98]);&quot;&quot;;[.B97]+1)">
            <text:p/>
          </table:table-cell>
          <table:table-cell table:formula="of:=CONCATENATE([.A98];TEXT([.B98];&quot;000000&quot;))">
            <text:p/>
          </table:table-cell>
          <table:table-cell table:number-columns-repeated="1021"/>
        </table:table-row>
        <table:table-row table:style-name="ro1">
          <table:table-cell table:formula="of:=IF(ISBLANK([.D99]);&quot;&quot;;[.$A$3])">
            <text:p/>
          </table:table-cell>
          <table:table-cell table:formula="of:=IF(ISBLANK([.$D99]);&quot;&quot;;[.B98]+1)">
            <text:p/>
          </table:table-cell>
          <table:table-cell table:formula="of:=CONCATENATE([.A99];TEXT([.B99];&quot;000000&quot;))">
            <text:p/>
          </table:table-cell>
          <table:table-cell table:number-columns-repeated="1021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11" number:language="en" number:country="GB">
      <number:number number:decimal-places="0" loext:min-decimal-places="0" number:min-integer-digits="6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0:14:02.41252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24:04.317727855</meta:creation-date>
    <meta:generator>LibreOffice/5.2.6.2$Linux_X86_64 LibreOffice_project/20$Build-2</meta:generator>
    <dc:date>2017-04-22T12:00:40.897332940</dc:date>
    <meta:editing-duration>PT13H3M10S</meta:editing-duration>
    <meta:editing-cycles>14</meta:editing-cycles>
    <meta:document-statistic meta:table-count="7" meta:cell-count="2193" meta:object-count="0"/>
  </office:meta>
</office:document-meta>
</file>